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2e9" officeooo:paragraph-rsid="000d32e9"/>
    </style:style>
    <style:style style:name="P2" style:family="paragraph" style:parent-style-name="Text_20_body">
      <style:text-properties officeooo:rsid="000d32e9" officeooo:paragraph-rsid="000d32e9"/>
    </style:style>
    <style:style style:name="P3" style:family="paragraph" style:parent-style-name="Text_20_body">
      <style:text-properties officeooo:rsid="000ff209" officeooo:paragraph-rsid="000ff209"/>
    </style:style>
    <style:style style:name="P4" style:family="paragraph" style:parent-style-name="Text_20_body">
      <style:text-properties officeooo:rsid="00113631" officeooo:paragraph-rsid="00113631"/>
    </style:style>
    <style:style style:name="P5" style:family="paragraph" style:parent-style-name="Text_20_body">
      <style:text-properties officeooo:rsid="000e3ae8" officeooo:paragraph-rsid="000e3ae8"/>
    </style:style>
    <style:style style:name="P6" style:family="paragraph" style:parent-style-name="Text_20_body">
      <style:text-properties officeooo:rsid="000e3ae8" officeooo:paragraph-rsid="000ff209"/>
    </style:style>
    <style:style style:name="P7" style:family="paragraph" style:parent-style-name="Text_20_body">
      <style:text-properties officeooo:rsid="001069a2" officeooo:paragraph-rsid="00113631"/>
    </style:style>
    <style:style style:name="P8" style:family="paragraph" style:parent-style-name="Text_20_body">
      <style:text-properties officeooo:rsid="0012fa17" officeooo:paragraph-rsid="0012fa17"/>
    </style:style>
    <style:style style:name="P9" style:family="paragraph" style:parent-style-name="Figure">
      <style:paragraph-properties fo:text-align="center" style:justify-single-word="false"/>
    </style:style>
    <style:style style:name="P10" style:family="paragraph" style:parent-style-name="Text_20_body">
      <style:text-properties officeooo:paragraph-rsid="00198d70"/>
    </style:style>
    <style:style style:name="P11" style:family="paragraph" style:parent-style-name="Text_20_body">
      <style:text-properties officeooo:rsid="002fdf7e" officeooo:paragraph-rsid="002fdf7e"/>
    </style:style>
    <style:style style:name="P12" style:family="paragraph" style:parent-style-name="Standard">
      <style:paragraph-properties fo:margin-top="0.402cm" fo:margin-bottom="0.402cm" style:contextual-spacing="false"/>
      <style:text-properties officeooo:rsid="00258aab" officeooo:paragraph-rsid="00258aab"/>
    </style:style>
    <style:style style:name="P13" style:family="paragraph" style:parent-style-name="Standard">
      <style:paragraph-properties fo:margin-top="0cm" fo:margin-bottom="0cm" style:contextual-spacing="false"/>
      <style:text-properties style:font-name="Fira Code" fo:font-size="8pt" officeooo:rsid="00258aab" officeooo:paragraph-rsid="00258aab" style:font-size-asian="8pt" style:font-size-complex="8pt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Fira Code" fo:font-size="8pt" fo:font-weight="normal" officeooo:rsid="0020d2d9" officeooo:paragraph-rsid="0021cf9b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.402cm" fo:margin-bottom="0.402cm" style:contextual-spacing="false"/>
      <style:text-properties fo:font-weight="bold" officeooo:rsid="0026db47" officeooo:paragraph-rsid="0026db47" style:font-weight-asian="bold" style:font-weight-complex="bold"/>
    </style:style>
    <style:style style:name="P16" style:family="paragraph" style:parent-style-name="Standard">
      <style:paragraph-properties fo:margin-top="0.402cm" fo:margin-bottom="0.402cm" style:contextual-spacing="false"/>
      <style:text-properties fo:font-weight="normal" officeooo:rsid="0026db47" officeooo:paragraph-rsid="0026db47" style:font-weight-asian="normal" style:font-weight-complex="normal"/>
    </style:style>
    <style:style style:name="P17" style:family="paragraph" style:parent-style-name="Standard">
      <style:paragraph-properties fo:margin-top="0.603cm" fo:margin-bottom="0.603cm" style:contextual-spacing="false" fo:line-height="115%"/>
      <style:text-properties fo:font-weight="normal" officeooo:rsid="002ecfc2" officeooo:paragraph-rsid="002ecfc2" style:font-weight-asian="normal" style:font-weight-complex="normal"/>
    </style:style>
    <style:style style:name="P18" style:family="paragraph" style:parent-style-name="Text_20_body">
      <style:paragraph-properties fo:margin-top="0.503cm" fo:margin-bottom="0.75cm" style:contextual-spacing="false"/>
      <style:text-properties officeooo:paragraph-rsid="0019c3c6"/>
    </style:style>
    <style:style style:name="P19" style:family="paragraph" style:parent-style-name="Text_20_body">
      <style:text-properties officeooo:rsid="00213970" officeooo:paragraph-rsid="00213970"/>
    </style:style>
    <style:style style:name="P20" style:family="paragraph" style:parent-style-name="Text_20_body">
      <style:text-properties officeooo:rsid="0021cf9b" officeooo:paragraph-rsid="0021cf9b"/>
    </style:style>
    <style:style style:name="P21" style:family="paragraph" style:parent-style-name="Text_20_body">
      <style:paragraph-properties fo:margin-left="0cm" fo:margin-right="0cm" fo:margin-top="0cm" fo:margin-bottom="0.046cm" style:contextual-spacing="false" fo:line-height="100%" fo:text-indent="0cm" style:auto-text-indent="false"/>
      <style:text-properties officeooo:rsid="0021cf9b" officeooo:paragraph-rsid="0021cf9b"/>
    </style:style>
    <style:style style:name="P22" style:family="paragraph" style:parent-style-name="Text_20_body">
      <style:paragraph-properties fo:margin-left="0cm" fo:margin-right="0cm" fo:margin-top="0cm" fo:margin-bottom="0.046cm" style:contextual-spacing="false" fo:line-height="100%" fo:text-indent="0cm" style:auto-text-indent="false"/>
      <style:text-properties officeooo:rsid="00223380" officeooo:paragraph-rsid="00223380"/>
    </style:style>
    <style:style style:name="P23" style:family="paragraph" style:parent-style-name="Heading_20_1">
      <style:text-properties officeooo:rsid="000d32e9" officeooo:paragraph-rsid="000d32e9"/>
    </style:style>
    <style:style style:name="P24" style:family="paragraph" style:parent-style-name="Heading_20_1">
      <style:text-properties officeooo:rsid="0019c3c6" officeooo:paragraph-rsid="0019c3c6"/>
    </style:style>
    <style:style style:name="P25" style:family="paragraph" style:parent-style-name="Heading_20_1">
      <style:text-properties officeooo:rsid="00198d70" officeooo:paragraph-rsid="00198d70"/>
    </style:style>
    <style:style style:name="P26" style:family="paragraph" style:parent-style-name="Heading_20_1">
      <style:text-properties officeooo:rsid="002fdf7e" officeooo:paragraph-rsid="002fdf7e"/>
    </style:style>
    <style:style style:name="P27" style:family="paragraph" style:parent-style-name="Heading_20_2">
      <style:text-properties officeooo:rsid="000d32e9" officeooo:paragraph-rsid="000d32e9"/>
    </style:style>
    <style:style style:name="P28" style:family="paragraph" style:parent-style-name="Heading_20_2">
      <style:text-properties officeooo:rsid="000ff209" officeooo:paragraph-rsid="000ff209"/>
    </style:style>
    <style:style style:name="P29" style:family="paragraph" style:parent-style-name="Heading_20_2">
      <style:text-properties officeooo:rsid="00113631" officeooo:paragraph-rsid="00113631"/>
    </style:style>
    <style:style style:name="P30" style:family="paragraph" style:parent-style-name="Heading_20_2">
      <style:text-properties officeooo:rsid="0020c1d0" officeooo:paragraph-rsid="0020c1d0"/>
    </style:style>
    <style:style style:name="P31" style:family="paragraph">
      <loext:graphic-properties draw:fill-color="#00a9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f209"/>
    </style:style>
    <style:style style:name="T3" style:family="text">
      <style:text-properties officeooo:rsid="001069a2"/>
    </style:style>
    <style:style style:name="T4" style:family="text">
      <style:text-properties officeooo:rsid="00113631"/>
    </style:style>
    <style:style style:name="T5" style:family="text">
      <style:text-properties officeooo:rsid="0012fa17"/>
    </style:style>
    <style:style style:name="T6" style:family="text">
      <style:text-properties style:text-position="sub 58%" fo:font-weight="bold" officeooo:rsid="0014aeed" style:font-weight-asian="bold" style:font-weight-complex="bold"/>
    </style:style>
    <style:style style:name="T7" style:family="text">
      <style:text-properties style:text-position="sub 58%" fo:font-weight="bold" officeooo:rsid="001673cd" style:font-weight-asian="bold" style:font-weight-complex="bold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14aeed" style:font-weight-asian="normal" style:font-weight-complex="normal"/>
    </style:style>
    <style:style style:name="T10" style:family="text">
      <style:text-properties style:text-position="0% 100%" fo:font-weight="normal" officeooo:rsid="001673cd" style:font-weight-asian="normal" style:font-weight-complex="normal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0% 100%" fo:font-weight="bold" officeooo:rsid="0014aeed" style:font-weight-asian="bold" style:font-weight-complex="bold"/>
    </style:style>
    <style:style style:name="T13" style:family="text">
      <style:text-properties style:text-position="0% 100%" fo:font-weight="bold" officeooo:rsid="001673cd" style:font-weight-asian="bold" style:font-weight-complex="bold"/>
    </style:style>
    <style:style style:name="T14" style:family="text">
      <style:text-properties style:text-position="0% 100%" fo:font-style="normal" fo:font-weight="bold" officeooo:rsid="0014aeed" style:font-style-asian="normal" style:font-weight-asian="bold" style:font-style-complex="normal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1cf9b" style:font-weight-asian="normal" style:font-weight-complex="normal"/>
    </style:style>
    <style:style style:name="T17" style:family="text">
      <style:text-properties fo:font-weight="normal" officeooo:rsid="00223380" style:font-weight-asian="normal" style:font-weight-complex="normal"/>
    </style:style>
    <style:style style:name="T18" style:family="text">
      <style:text-properties fo:font-weight="normal" officeooo:rsid="00258aab" style:font-weight-asian="normal" style:font-weight-complex="normal"/>
    </style:style>
    <style:style style:name="T19" style:family="text">
      <style:text-properties fo:font-weight="normal" officeooo:rsid="0023dcba" style:font-weight-asian="normal" style:font-weight-complex="normal"/>
    </style:style>
    <style:style style:name="T20" style:family="text">
      <style:text-properties fo:font-weight="normal" officeooo:rsid="0028afcc" style:font-weight-asian="normal" style:font-weight-complex="normal"/>
    </style:style>
    <style:style style:name="T21" style:family="text">
      <style:text-properties officeooo:rsid="0014aeed"/>
    </style:style>
    <style:style style:name="T22" style:family="text">
      <style:text-properties officeooo:rsid="001be043"/>
    </style:style>
    <style:style style:name="T23" style:family="text">
      <style:text-properties officeooo:rsid="001d6f5c"/>
    </style:style>
    <style:style style:name="T24" style:family="text">
      <style:text-properties officeooo:rsid="0019c3c6"/>
    </style:style>
    <style:style style:name="T25" style:family="text">
      <style:text-properties style:font-name="Fira Code" fo:font-size="11pt" style:font-size-asian="11pt" style:font-size-complex="11pt"/>
    </style:style>
    <style:style style:name="T26" style:family="text">
      <style:text-properties style:font-name="Fira Code" fo:font-size="11pt" fo:font-weight="normal" officeooo:rsid="0028afcc" style:font-size-asian="11pt" style:font-weight-asian="normal" style:font-size-complex="11pt" style:font-weight-complex="normal"/>
    </style:style>
    <style:style style:name="T27" style:family="text">
      <style:text-properties style:font-name="Fira Code" fo:font-weight="normal" officeooo:rsid="0021cf9b" style:font-weight-asian="normal" style:font-weight-complex="normal"/>
    </style:style>
    <style:style style:name="T28" style:family="text">
      <style:text-properties officeooo:rsid="00223380"/>
    </style:style>
    <style:style style:name="T29" style:family="text">
      <style:text-properties fo:color="#ff0000" loext:opacity="100%"/>
    </style:style>
    <style:style style:name="T30" style:family="text">
      <style:text-properties officeooo:rsid="0026db47"/>
    </style:style>
    <style:style style:name="T31" style:family="text">
      <style:text-properties officeooo:rsid="0028afcc"/>
    </style:style>
    <style:style style:name="T32" style:family="text">
      <style:text-properties officeooo:rsid="002a397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gr1" style:family="graphic">
      <style:graphic-properties svg:stroke-width="0.101cm" svg:stroke-color="#00a933" draw:marker-start-width="0.503cm" draw:marker-end-width="0.503cm" draw:fill-color="#00a93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ktowanie Efektywnych Algorytmów</text:p>
      <text:p text:style-name="Subtitle">Zadanie nr 1 – Asymetryczny Problem Komiwojażera: Brute Force, Branch And Bound, Dynamic Programming</text:p>
      <text:p text:style-name="P1">Wykonawca: Marcel Guzik 256317</text:p>
      <text:p text:style-name="P1">Prowadzący: dr inż Jarosław Mierzwa</text:p>
      <text:p text:style-name="P1">Grupa: Piątek 15:15 grupa późniejsza</text:p>
      <text:p text:style-name="P1">Data realizacji zadania: 03.12.2021</text:p>
      <text:h text:style-name="P23" text:outline-level="1">Wstęp</text:h>
      <text:p text:style-name="P2">Celem zadania jest rozwiązanie asymtrycznego problemu komiwojażera za pomocą trzech metod: przeglądu zupełnego (brute force), podziału i ograniczeń (branch and bound) oraz programowania dynamicznego (dynamic programming).</text:p>
      <text:h text:style-name="P27" text:outline-level="2">Brute force</text:h>
      <text:p text:style-name="P5">Metoda Brute Force polega na wygenerowaniu każdej możliwej ścieżki <text:span text:style-name="T2">(czyli permutacji)</text:span> a następnie wybraniu najkrótszej. Jest to algorytm najprostszy do zrealizowania, lecz wysoce nieoptymalny. Dzięki użyciu innych metod jesteśmy w stanie znacząco ograniczyć przestrzeń do przeszukania. Oprócz prostoty, jedną z niewielu zalet algorytmu jest także zużycie pamięci – <text:span text:style-name="T2">algorytm w każdej chwili pamięta tylko jedną permutację, ponieważ tyle wystarczy do wygenerowania następnej.</text:span></text:p>
      <text:p text:style-name="P6">Złożonośći: obliczeniowa – <text:span text:style-name="T1"><draw:frame draw:style-name="fr3" draw:name="Object4" text:anchor-type="as-char" svg:y="-0.386cm" svg:width="1.274cm" svg:height="0.508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5">;</text:span> pamięciowa - <text:span text:style-name="T1"><draw:frame draw:style-name="fr3" draw:name="Object5" text:anchor-type="as-char" svg:y="-0.386cm" svg:width="1.078cm" svg:height="0.508cm" draw:z-index="8"><draw:object xlink:href="./Object 5" xlink:type="simple" xlink:show="embed" xlink:actuate="onLoad"/><draw:image xlink:href="./ObjectReplacements/Object 5" xlink:type="simple" xlink:show="embed" xlink:actuate="onLoad"/></draw:frame></text:span></text:p>
      <text:h text:style-name="P28" text:outline-level="2">Branch and Bound</text:h>
      <text:p text:style-name="P3">Metoda branch and bound polega na przechowywaniu bieżącego stanu przechowywania jako drzewo, a następnie eksplorowanie wybranych gałęzi drzewa, najczęściej tych <text:span text:style-name="T3">dla których przewidywany wynik będzie najniższy. Ponadto, jeżeli algorytm znajdzie jakieś rozwiązanie, wyznacza ono górną granicę rozwiązania, a wszystkie gałęzie dla których przewidywany koszt jest większy niż owa granica, zostają usunięte. Rozpoczyna ona wyszukiwanie od miasta startowego i </text:span><text:span text:style-name="T4">metodą depth first search rozwija każdy wierzchołek drzewa.</text:span></text:p>
      <text:p text:style-name="P7">Metoda Branch and Bound kosztem większego zużycia pamięci, jest w stanie znacząco ograniczyć przestrzeń wyszukiwania i tym samym ilość operacji potrzebnych do wykonania.</text:p>
      <text:p text:style-name="P4">Złożoności: obliczeniowa – najgorsza <text:span text:style-name="T1"><draw:frame draw:style-name="fr3" draw:name="Object6" text:anchor-type="as-char" svg:y="-0.386cm" svg:width="1.274cm" svg:height="0.508cm" draw:z-index="9"><draw:object xlink:href="./Object 6" xlink:type="simple" xlink:show="embed" xlink:actuate="onLoad"/><draw:image xlink:href="./ObjectReplacements/Object 6" xlink:type="simple" xlink:show="embed" xlink:actuate="onLoad"/></draw:frame></text:span>, najlepsza <text:span text:style-name="T1"><draw:frame draw:style-name="fr3" draw:name="Object7" text:anchor-type="as-char" svg:y="-0.386cm" svg:width="1.087cm" svg:height="0.508cm" draw:z-index="10"><draw:object xlink:href="./Object 7" xlink:type="simple" xlink:show="embed" xlink:actuate="onLoad"/><draw:image xlink:href="./ObjectReplacements/Object 7" xlink:type="simple" xlink:show="embed" xlink:actuate="onLoad"/></draw:frame></text:span>; pamięciowa: najlepsza <text:span text:style-name="T1"><draw:frame draw:style-name="fr3" draw:name="Object8" text:anchor-type="as-char" svg:y="-0.386cm" svg:width="1.087cm" svg:height="0.508cm" draw:z-index="11"><draw:object xlink:href="./Object 8" xlink:type="simple" xlink:show="embed" xlink:actuate="onLoad"/><draw:image xlink:href="./ObjectReplacements/Object 8" xlink:type="simple" xlink:show="embed" xlink:actuate="onLoad"/></draw:frame></text:span>, najgorsza <text:span text:style-name="T1"><draw:frame draw:style-name="fr3" draw:name="Object9" text:anchor-type="as-char" svg:y="-0.386cm" svg:width="1.274cm" svg:height="0.508cm" draw:z-index="12"><draw:object xlink:href="./Object 9" xlink:type="simple" xlink:show="embed" xlink:actuate="onLoad"/><draw:image xlink:href="./ObjectReplacements/Object 9" xlink:type="simple" xlink:show="embed" xlink:actuate="onLoad"/></draw:frame></text:span><text:s/></text:p>
      <text:h text:style-name="P29" text:outline-level="2">Dynamic Programming</text:h>
      <text:p text:style-name="P4">Ogólnie rzecz biorąc, programowanie dynamiczne to strategia projektywania algorytmów polegająca na rozbiciu dużego problemu na zbiór mniejszych, nakładających się subproblemów.</text:p>
      <text:p text:style-name="P4"><text:soft-page-break/>W wypadku problemu komiwojażera, metoda programowania dynamicznego, a dokładniej rzecz biorąc algorytm Helda-Karpa, polega na <text:span text:style-name="T5">obliczeniu najkrótszej ścieżki do każdego z miast – najpierw bezpośrednio, następnie przez jedno miasto, następnie przez 2, etc. aż do momentu kiedy do miasta dochodzimy odwiedzając po drodze wszystkie inne miastaw określonej kolejności.</text:span></text:p>
      <text:p text:style-name="P8"><text:span text:style-name="T21">A</text:span>by uzyskać koszt dojścia do miasta <text:span text:style-name="T1">f</text:span><text:span text:style-name="T15"> przez zbiór miast </text:span><text:span text:style-name="T8">o wielkości </text:span><text:span text:style-name="T12">i</text:span><text:span text:style-name="T11"> + 1</text:span><text:span text:style-name="T8">, </text:span><text:span text:style-name="T9">należy dla każdego miasta</text:span><text:span text:style-name="T12"> c != f, c</text:span><text:span text:style-name="T6">0</text:span><text:span text:style-name="T9">, wybrać najkrótszą ścieżkę</text:span><text:span text:style-name="T12"> </text:span><text:span text:style-name="T9">od miasta startowego do miasta </text:span><text:span text:style-name="T12">c</text:span><text:span text:style-name="T9"> i do tej ścieżki dodać krawędź </text:span><text:span text:style-name="T12">c→f</text:span><text:span text:style-name="T9">. Spośród zbioru uzyskanych w ten sposób ścieżek wybieramy najkrótszą. W ten sposób, zbiór ścieżek o długości </text:span><text:span text:style-name="T12">i</text:span><text:span text:style-name="T9"> jesteśmy w stanie przekształcić w zbiór ścieżek o długości </text:span><text:span text:style-name="T14">i</text:span><text:span text:style-name="T12"> + 1</text:span><text:span text:style-name="T9">, aż do momentu w którym </text:span><text:span text:style-name="T12">i = n</text:span><text:span text:style-name="T9">, </text:span><text:span text:style-name="T10">kiedy to przechodzimy przez każdy wierzchołek dokładnie jeden raz, możemy wtedy dla każdej z finalnych ścieżek od miasta </text:span><text:span text:style-name="T13">c</text:span><text:span text:style-name="T7">0</text:span><text:span text:style-name="T10"> do miasta </text:span><text:span text:style-name="T13">c</text:span><text:span text:style-name="T7">f</text:span><text:span text:style-name="T10"> dołączyć krawędź </text:span><text:span text:style-name="T13">c</text:span><text:span text:style-name="T7">f</text:span><text:span text:style-name="T13"> → c</text:span><text:span text:style-name="T7">0</text:span><text:span text:style-name="T10">, uzyskując finalne rozwiązanie.</text:span></text:p>
      <text:p text:style-name="P8">Złożoności: Obliczeniowa <text:span text:style-name="T1"><draw:frame draw:style-name="fr3" draw:name="Object10" text:anchor-type="as-char" svg:y="-0.437cm" svg:width="1.602cm" svg:height="0.557cm" draw:z-index="13"><draw:object xlink:href="./Object 10" xlink:type="simple" xlink:show="embed" xlink:actuate="onLoad"/><draw:image xlink:href="./ObjectReplacements/Object 10" xlink:type="simple" xlink:show="embed" xlink:actuate="onLoad"/></draw:frame></text:span>, pamięciowa <text:span text:style-name="T1"><draw:frame draw:style-name="fr3" draw:name="Object11" text:anchor-type="as-char" svg:y="-0.437cm" svg:width="1.475cm" svg:height="0.557cm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15">.</text:span></text:p>
      <text:h text:style-name="P24" text:outline-level="1">Testowanie</text:h>
      <text:p text:style-name="P20">Program kompilowano i testowano na systemie o następującej specyfikacji:</text:p>
      <text:p text:style-name="P21">CPU: Ryzen 5 3600 6c/12t 3.6GHz 384KB/3MB/32MB cache</text:p>
      <text:p text:style-name="P21">OS: Linux 5.14.21-2-MANJARO</text:p>
      <text:p text:style-name="P21">glibc: <text:span text:style-name="T28">2.23</text:span></text:p>
      <text:p text:style-name="P22">skompilowano: <text:span text:style-name="T25">g++ -std=c++20 -g -O -Wall -Wextra -Wpedantic src/main.cpp -o zad1.out</text:span></text:p>
      <text:p text:style-name="P18"><text:span text:style-name="T24">Dla każdego </text:span><text:span text:style-name="T22">algorytmu generowane są instancje problemu – po 100 dla każdego rozmiaru instancji od 12 do 20. </text:span><text:span text:style-name="T23">Instancje są generowane i zapisywane, a następnie mierzony jest czas wykonania wszystkich 100 instancji dla danego rozmiaru N.</text:span></text:p>
      <text:h text:style-name="P25" text:outline-level="1"><text:soft-page-break/>Wyniki</text:h>
      <text:p text:style-name="P10"><draw:frame draw:style-name="fr2" draw:name="Frame1" text:anchor-type="char" svg:width="17.757cm" draw:z-index="2"><draw:text-box fo:min-height="10.148cm"><text:p text:style-name="P9"><draw:frame draw:style-name="fr4" draw:name="Object2" text:anchor-type="paragraph" svg:width="17cm" style:rel-width="100%" svg:height="10.148cm" style:rel-height="scale" draw:z-index="3"><draw:object xlink:href="./Object 2" xlink:type="simple" xlink:show="embed" xlink:actuate="onLoad"/><draw:image xlink:href="./ObjectReplacements/Object 2" xlink:type="simple" xlink:show="embed" xlink:actuate="onLoad"/></draw:frame>Figure <text:sequence text:ref-name="refFigure0" text:name="Figure" text:formula="ooow:Figure+1" style:num-format="1">1</text:sequence>: Wyniki testu dla N od 8 do 20. Skala liniowa.</text:p></draw:text-box></draw:frame></text:p>
      <text:p text:style-name="P19"><draw:frame draw:style-name="fr1" draw:name="Frame2" text:anchor-type="char" svg:x="-0.51cm" svg:y="0.476cm" svg:width="17.757cm" draw:z-index="0"><draw:text-box fo:min-height="10.148cm"><text:p text:style-name="P9"><draw:frame draw:style-name="fr4" draw:name="Object1" text:anchor-type="paragraph" svg:width="17cm" style:rel-width="100%" svg:height="10.148cm" style:rel-height="scale" draw:z-index="1"><draw:object xlink:href="./Object 1" xlink:type="simple" xlink:show="embed" xlink:actuate="onLoad"/><draw:image xlink:href="./ObjectReplacements/Object 1" xlink:type="simple" xlink:show="embed" xlink:actuate="onLoad"/></draw:frame>Figure <text:sequence text:ref-name="refFigure1" text:name="Figure" text:formula="ooow:Figure+1" style:num-format="1">2</text:sequence>: Wyniki testu dla N od 8 do 20. Skala logarytmiczna.</text:p></draw:text-box></draw:frame>Wyniki pomiarów potwierdzają przewidywaną niską wydajność algorytmu Brute Force. Zaskakująca jest natomiast o wiele niższa wydajność algorytmu Helda-Karpa w porównaniu do metody branch and bound.</text:p>
      <text:h text:style-name="P30" text:outline-level="2"><text:soft-page-break/>Analiza niskiej wydajności algorytmu Helda-Karpa</text:h>
      <text:p text:style-name="Standard"><text:span text:style-name="T16">Do zbadania możliwych przyczyn niskiej wydajności algorytmu Helda-Karpa przygotowano wersję programu wykonującą 10 powtórzeń </text:span><text:span text:style-name="T17">algorytmu Helda-Karpa, </text:span><text:span text:style-name="T18">a następnie branch and bound</text:span><text:span text:style-name="T17"> dla N=2</text:span><text:span text:style-name="T19">0</text:span><text:span text:style-name="T16"> </text:span><text:span text:style-name="T17">oraz </text:span><text:span text:style-name="T16">wykorzystano narzędzie </text:span><text:span text:style-name="T27">perf stat</text:span>.</text:p>
      <text:p text:style-name="P12">Held-Karp:</text:p>
      <text:p text:style-name="P14">perf stat ./zad1.out</text:p>
      <text:p text:style-name="P14"/>
      <text:p text:style-name="P14"><text:s/>Performance counter stats for './zad1.out':</text:p>
      <text:p text:style-name="P14"/>
      <text:p text:style-name="P14"><text:s text:c="9"/>76 514,38 msec task-clock:u <text:s text:c="13"/># <text:s text:c="3"/>1,000 CPUs utilized <text:s text:c="9"/></text:p>
      <text:p text:style-name="P14"><text:s text:c="17"/>0 <text:s text:c="5"/>context-switches:u <text:s text:c="7"/># <text:s text:c="3"/>0,000 /sec <text:s text:c="18"/></text:p>
      <text:p text:style-name="P14"><text:s text:c="17"/>0 <text:s text:c="5"/>cpu-migrations:u <text:s text:c="9"/># <text:s text:c="3"/>0,000 /sec <text:s text:c="18"/></text:p>
      <text:p text:style-name="P14"><text:s text:c="9"/>2 279 851 <text:s text:c="5"/>page-faults:u <text:s text:c="12"/># <text:s text:c="2"/>29,796 K/sec <text:s text:c="17"/></text:p>
      <text:p text:style-name="P14"><text:s text:c="3"/>304 942 251 718 <text:s text:c="5"/>cycles:u <text:s text:c="17"/># <text:s text:c="3"/>3,985 GHz <text:s text:c="21"/>(83,33%)</text:p>
      <text:p text:style-name="P14"><text:s text:c="5"/>8 373 733 684 <text:s text:c="5"/>stalled-cycles-frontend:u # <text:s text:c="3"/>2,75% frontend cycles idle <text:s text:c="4"/>(83,33%)</text:p>
      <text:p text:style-name="P14"><text:s text:c="3"/>142 482 864 124 <text:s text:c="5"/>stalled-cycles-backend:u <text:s/># <text:s text:c="2"/><text:span text:style-name="T29">46,72%</text:span> backend cycles idle <text:s text:c="5"/>(83,33%)</text:p>
      <text:p text:style-name="P14"><text:s text:c="3"/>270 899 439 695 <text:s text:c="5"/>instructions:u <text:s text:c="11"/># <text:s text:c="3"/>0,89 <text:s/>insn per cycle <text:s text:c="8"/></text:p>
      <text:p text:style-name="P14"><text:s text:c="50"/># <text:s text:c="3"/>0,53 <text:s/>stalled cycles per insn <text:s/>(83,34%)</text:p>
      <text:p text:style-name="P14"><text:s text:c="4"/>64 511 432 731 <text:s text:c="5"/>branches:u <text:s text:c="15"/># <text:s/>843,128 M/sec <text:s text:c="19"/>(83,33%)</text:p>
      <text:p text:style-name="P14"><text:s text:c="5"/>3 672 048 640 <text:s text:c="5"/>branch-misses:u <text:s text:c="10"/># <text:s text:c="3"/>5,69% of all branches <text:s text:c="9"/>(83,33%)</text:p>
      <text:p text:style-name="P14"/>
      <text:p text:style-name="P14"><text:s text:c="6"/>76,535140450 seconds time elapsed</text:p>
      <text:p text:style-name="P14"/>
      <text:p text:style-name="P14"><text:s text:c="6"/>73,822736000 seconds user</text:p>
      <text:p text:style-name="P14"><text:s text:c="7"/>2,207504000 seconds sys</text:p>
      <text:p text:style-name="P12">Branch and bound:</text:p>
      <text:p text:style-name="P13">Performance counter stats for './zad1.out':</text:p>
      <text:p text:style-name="P13"/>
      <text:p text:style-name="P13"><text:s text:c="10"/>3 270,24 msec task-clock:u <text:s text:c="13"/># <text:s text:c="3"/>1,000 CPUs utilized <text:s text:c="9"/></text:p>
      <text:p text:style-name="P13"><text:s text:c="17"/>0 <text:s text:c="5"/>context-switches:u <text:s text:c="7"/># <text:s text:c="3"/>0,000 /sec <text:s text:c="18"/></text:p>
      <text:p text:style-name="P13"><text:s text:c="17"/>0 <text:s text:c="5"/>cpu-migrations:u <text:s text:c="9"/># <text:s text:c="3"/>0,000 /sec <text:s text:c="18"/></text:p>
      <text:p text:style-name="P13"><text:s text:c="12"/>45 024 <text:s text:c="5"/>page-faults:u <text:s text:c="12"/># <text:s text:c="2"/>13,768 K/sec <text:s text:c="17"/></text:p>
      <text:p text:style-name="P13"><text:s text:c="4"/>13 207 817 278 <text:s text:c="5"/>cycles:u <text:s text:c="17"/># <text:s text:c="3"/>4,039 GHz <text:s text:c="21"/>(83,31%)</text:p>
      <text:p text:style-name="P13"><text:s text:c="7"/>329 137 917 <text:s text:c="5"/>stalled-cycles-frontend:u # <text:s text:c="3"/>2,49% frontend cycles idle <text:s text:c="4"/>(83,31%)</text:p>
      <text:p text:style-name="P13"><text:s text:c="7"/>805 348 617 <text:s text:c="5"/>stalled-cycles-backend:u <text:s/># <text:s text:c="3"/>6,10% backend cycles idle <text:s text:c="5"/>(83,31%)</text:p>
      <text:p text:style-name="P13"><text:s text:c="4"/>21 817 360 787 <text:s text:c="5"/>instructions:u <text:s text:c="11"/># <text:s text:c="3"/>1,65 <text:s/>insn per cycle <text:s text:c="8"/></text:p>
      <text:p text:style-name="P13"><text:s text:c="50"/># <text:s text:c="3"/>0,04 <text:s/>stalled cycles per insn <text:s/>(83,33%)</text:p>
      <text:p text:style-name="P13"><text:s text:c="5"/>5 114 384 457 <text:s text:c="5"/>branches:u <text:s text:c="15"/># <text:s text:c="3"/>1,564 G/sec <text:s text:c="19"/>(83,40%)</text:p>
      <text:p text:style-name="P13"><text:s text:c="7"/>220 483 079 <text:s text:c="5"/>branch-misses:u <text:s text:c="10"/># <text:s text:c="3"/>4,31% of all branches <text:s text:c="9"/>(83,36%)</text:p>
      <text:p text:style-name="P13"/>
      <text:p text:style-name="P13"><text:s text:c="7"/>3,271071621 seconds time elapsed</text:p>
      <text:p text:style-name="P13"/>
      <text:p text:style-name="P13"><text:s text:c="7"/>3,204542000 seconds user</text:p>
      <text:p text:style-name="P13"><text:s text:c="7"/>0,046427000 seconds sys</text:p>
      <text:p text:style-name="P12">Należy zauważyć <text:span text:style-name="T30">wysoką w porównaniu do Branch and Bound </text:span>wartość stalled-cycles-backend, <text:span text:style-name="T30">która oznacza iż dane nie trafiają do backendu procesora wystarczająco szybko. Powodem najczęściej jest niski cache hit rate. Na podstawie tych wyników sformułowano następującą hipotezę:</text:span></text:p>
      <text:p text:style-name="P15">Objętość pamięciowa algorytmu Helda-Karpa jest o wiele większa niż pamięć cache procesora, a wzory dostępu do pamięci powodują wysoki cache miss rate.</text:p>
      <text:p text:style-name="Standard"><text:span text:style-name="T20">Złożoność pamięciowa algorytmu Helda-Karpa wynosi </text:span><text:span text:style-name="T20"><draw:frame draw:style-name="fr3" draw:name="Object12" text:anchor-type="as-char" svg:y="-0.437cm" svg:width="1.475cm" svg:height="0.557cm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20">. W niniejszej jego implementacji, jedynym znaczącym elementem pod względem pamięci jest tablica </text:span><text:span text:style-name="T26">distances</text:span>. <text:span text:style-name="T31">Przechowuje ona dla każdego wierzchołka wszystkie częściowe ścieżki kończące się w tym </text:span><text:soft-page-break/><text:span text:style-name="T31">wierzchołku. Zbiór miast przez który przechodzi ścieżka jest przechowywany jako int, a więc 4 bajty. Tablica ta ma n * 2^n elementów. Przykładowo: dla N=20 rozmiar tej tablicy wynosi 20 * 2^20 * 4B = 80MB. Dla tylko 4 miast więcej, a więc N=24, rozmiar tablicy wynosi 24 * 2^24 = 1,5GB.</text:span></text:p>
      <text:p text:style-name="P16">Aby zweryfikować tą hipotezę, zmierzono wartość stalled-cycles-backend dla <text:span text:style-name="T31">wykonania po jednym powtórzeniu problemu dla każdej z wielkości instancji od 10 do 20 dla obu algorytmów. Jeżeli hipoteza jest prawdziwa, wartość stalled-cycles-backend powinna rosnąć w czasie dla wysokich rozmiarów instancji dla algorytmu Helda-Karpa, a pozostać relatywnie stała dla </text:span><text:span text:style-name="T32">algorytmu Branch and Bound.</text:span></text:p>
      <text:p text:style-name="P17"><draw:line text:anchor-type="paragraph" draw:z-index="6" draw:name="Vertical line 1" draw:style-name="gr1" draw:text-style-name="P31" svg:x1="9.46cm" svg:y1="7.156cm" svg:x2="9.46cm" svg:y2="2.371cm"><text:p/></draw:line><draw:frame draw:style-name="fr1" draw:name="Frame3" text:anchor-type="char" svg:x="0.501cm" svg:y="-0.212cm" svg:width="16cm" draw:z-index="4"><draw:text-box fo:min-height="8.999cm"><text:p text:style-name="P9"><draw:frame draw:style-name="fr4" draw:name="Object3" text:anchor-type="paragraph" svg:width="16cm" style:rel-width="100%" svg:height="8.999cm" style:rel-height="scale" draw:z-index="5"><draw:object xlink:href="./Object 3" xlink:type="simple" xlink:show="embed" xlink:actuate="onLoad"/><draw:image xlink:href="./ObjectReplacements/Object 3" xlink:type="simple" xlink:show="embed" xlink:actuate="onLoad"/></draw:frame>Figure <text:sequence text:ref-name="refFigure2" text:name="Figure" text:formula="ooow:Figure+1" style:num-format="1">3</text:sequence>: Wykres prezentujący zależność wartości backend cycles idle od wielkości instancji. Zieloną linią oznaczono projektowany rozmiar instancji której objętość pamięciowa byłaby równa wielkości pamięci L3 cache procesora.</text:p></draw:text-box></draw:frame>Wykonany wykres zdaje się potwierdzać hipotezę. Jasno widoczna jest tendencja wzrostowa dla wyższych instancji dla algorytmu Helda-Karpa oraz stały, &lt; 10% backend stall dla algorytmu Branch and Bound. Ponadto zaznaczono na wykresie interpolację rozmiaru instancji dla którego wykonanie algorytmu zużywałoby ilość pamięć równą ilości pamięci cache procesora.</text:p>
      <text:h text:style-name="P26" text:outline-level="1">Wnioski</text:h>
      <text:p text:style-name="P11">Najlepszym algorytmem okazał się algorytm Branch and Bound. Algorytm Helda-Karpa, choć teoretycznie czasowo powinien być bliski Branch and Bound, okazał się być wolniejszy z powodu użycia zbyt dużej ilości pamięci oraz nieoptymalnymi wzorami dostępu do niej. Nie jest wiadome czy można wyeliminować niekorzystne wzorce dostępowe i polepszyć wkaźnik trafień w pamięć podręczną procesora.</text:p>
      <text:p text:style-name="P11">Zadanie wykazało, iż oprócz teoretycznej ewaluacji algorytmu, należy przede wszystkim rozważyć charakterystykę sprzętu na którym będzie on wykonywan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11:07:01.441695162</meta:creation-date>
    <dc:date>2021-12-09T21:11:40.919045622</dc:date>
    <meta:editing-duration>PT10H34M29S</meta:editing-duration>
    <meta:editing-cycles>23</meta:editing-cycles>
    <meta:generator>LibreOffice/7.2.3.2$Linux_X86_64 LibreOffice_project/20$Build-2</meta:generator>
    <meta:document-statistic meta:table-count="0" meta:image-count="0" meta:object-count="12" meta:page-count="5" meta:paragraph-count="75" meta:word-count="1121" meta:character-count="8860" meta:non-whitespace-character-count="688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10.147cm" xlink:href="." xlink:type="simple" chart:class="chart:scatter" chart:style-name="ch1">
        <chart:title svg:x="6.168cm" svg:y="0.338cm" chart:style-name="ch2">
          <text:p>Problem komiwojażera</text:p>
        </chart:title>
        <chart:legend chart:legend-position="end" svg:x="12.752cm" svg:y="4.276cm" style:legend-expansion="high" chart:style-name="ch3"/>
        <chart:plot-area chart:style-name="ch4" chart:data-source-has-labels="both" svg:x="0.656cm" svg:y="1.017cm" svg:width="11.371cm" svg:height="8.502cm">
          <chart:coordinate-region svg:x="2.203cm" svg:y="1.217cm" svg:width="9.637cm" svg:height="7.655cm"/>
          <chart:axis chart:dimension="x" chart:name="primary-x" chart:style-name="ch5" chartooo:axis-type="auto">
            <chart:title svg:x="4.868cm" svg:y="9.587cm" chart:style-name="ch6">
              <text:p>rozmiar instancji [N]</text:p>
            </chart:title>
            <chart:categories table:cell-range-address="local-table.$A$2:.$A$14"/>
          </chart:axis>
          <chart:axis chart:dimension="y" chart:name="primary-y" chart:style-name="ch7">
            <chart:title svg:x="0cm" svg:y="5.947cm" chart:style-name="ch8">
              <text:p>czas [μs]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D$2:.$D$14" chart:label-cell-address="local-table.$D$1" chart:class="chart:scatter">
            <chart:data-point chart:repeated="13"/>
          </chart:series>
          <chart:series chart:style-name="ch12" chart:values-cell-range-address="local-table.$E$2:.$E$14" chart:label-cell-address="local-table.$E$1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rute force</text:p>
              </table:table-cell>
              <table:table-cell office:value-type="string">
                <text:p>Branch and Bound</text:p>
              </table:table-cell>
              <table:table-cell office:value-type="string">
                <text:p>Dynamic Programm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83">
                <text:p>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49">
                <text:p>449</text:p>
              </table:table-cell>
              <table:table-cell office:value-type="float" office:value="111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398">
                <text:p>3398</text:p>
              </table:table-cell>
              <table:table-cell office:value-type="float" office:value="204">
                <text:p>20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7586">
                <text:p>37586</text:p>
              </table:table-cell>
              <table:table-cell office:value-type="float" office:value="328">
                <text:p>32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47048">
                <text:p>447048</text:p>
              </table:table-cell>
              <table:table-cell office:value-type="float" office:value="574">
                <text:p>57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676">
                <text:p>2676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955">
                <text:p>3955</text:p>
              </table:table-cell>
              <table:table-cell office:value-type="float" office:value="19156">
                <text:p>19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6473">
                <text:p>6473</text:p>
              </table:table-cell>
              <table:table-cell office:value-type="float" office:value="45241">
                <text:p>45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4833">
                <text:p>14833</text:p>
              </table:table-cell>
              <table:table-cell office:value-type="float" office:value="117173">
                <text:p>117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192">
                <text:p>19192</text:p>
              </table:table-cell>
              <table:table-cell office:value-type="float" office:value="340240">
                <text:p>340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3476">
                <text:p>43476</text:p>
              </table:table-cell>
              <table:table-cell office:value-type="float" office:value="850940">
                <text:p>8509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n</mi>
              <mn>2</mn>
            </msup>
            <msup>
              <mn>2</mn>
              <mi>n</mi>
            </msup>
          </mrow>
        </mrow>
        <mo fence="true" form="postfix" stretchy="false">)</mo>
      </mrow>
    </mrow>
    <annotation encoding="StarMath 5.0">O(n^2 2^n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sup>
              <mn>2</mn>
              <mi>n</mi>
            </msup>
          </mrow>
        </mrow>
        <mo fence="true" form="postfix" stretchy="false">)</mo>
      </mrow>
    </mrow>
    <annotation encoding="StarMath 5.0">O(n2^n)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sup>
              <mn>2</mn>
              <mi>n</mi>
            </msup>
          </mrow>
        </mrow>
        <mo fence="true" form="postfix" stretchy="false">)</mo>
      </mrow>
    </mrow>
    <annotation encoding="StarMath 5.0">O(n 2^n)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10.147cm" xlink:href="." xlink:type="simple" chart:class="chart:scatter" chart:style-name="ch1">
        <chart:title svg:x="6.168cm" svg:y="0.338cm" chart:style-name="ch2">
          <text:p>Problem komiwojażera</text:p>
        </chart:title>
        <chart:legend chart:legend-position="end" svg:x="12.752cm" svg:y="4.276cm" style:legend-expansion="high" chart:style-name="ch3"/>
        <chart:plot-area chart:style-name="ch4" chart:data-source-has-labels="both" svg:x="0.841cm" svg:y="1.018cm" svg:width="11.186cm" svg:height="8.501cm">
          <chart:coordinate-region svg:x="2.203cm" svg:y="1.217cm" svg:width="9.637cm" svg:height="7.655cm"/>
          <chart:axis chart:dimension="x" chart:name="primary-x" chart:style-name="ch5" chartooo:axis-type="auto">
            <chart:title svg:x="4.961cm" svg:y="9.587cm" chart:style-name="ch6">
              <text:p>rozmiar instancji [N]</text:p>
            </chart:title>
            <chart:categories table:cell-range-address="local-table.$A$2:.$A$14"/>
          </chart:axis>
          <chart:axis chart:dimension="y" chart:name="primary-y" chart:style-name="ch7">
            <chart:title svg:x="0cm" svg:y="5.947cm" chart:style-name="ch8">
              <text:p>czas [μs]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D$2:.$D$14" chart:label-cell-address="local-table.$D$1" chart:class="chart:scatter">
            <chart:data-point chart:repeated="13"/>
          </chart:series>
          <chart:series chart:style-name="ch12" chart:values-cell-range-address="local-table.$E$2:.$E$14" chart:label-cell-address="local-table.$E$1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rute force</text:p>
              </table:table-cell>
              <table:table-cell office:value-type="string">
                <text:p>Branch and Bound</text:p>
              </table:table-cell>
              <table:table-cell office:value-type="string">
                <text:p>Dynamic Programm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83">
                <text:p>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49">
                <text:p>449</text:p>
              </table:table-cell>
              <table:table-cell office:value-type="float" office:value="111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398">
                <text:p>3398</text:p>
              </table:table-cell>
              <table:table-cell office:value-type="float" office:value="204">
                <text:p>20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7586">
                <text:p>37586</text:p>
              </table:table-cell>
              <table:table-cell office:value-type="float" office:value="328">
                <text:p>32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47048">
                <text:p>447048</text:p>
              </table:table-cell>
              <table:table-cell office:value-type="float" office:value="574">
                <text:p>57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676">
                <text:p>2676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955">
                <text:p>3955</text:p>
              </table:table-cell>
              <table:table-cell office:value-type="float" office:value="19156">
                <text:p>19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6473">
                <text:p>6473</text:p>
              </table:table-cell>
              <table:table-cell office:value-type="float" office:value="45241">
                <text:p>45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4833">
                <text:p>14833</text:p>
              </table:table-cell>
              <table:table-cell office:value-type="float" office:value="117173">
                <text:p>117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192">
                <text:p>19192</text:p>
              </table:table-cell>
              <table:table-cell office:value-type="float" office:value="340240">
                <text:p>340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3476">
                <text:p>43476</text:p>
              </table:table-cell>
              <table:table-cell office:value-type="float" office:value="850940">
                <text:p>8509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627cm" svg:y="0.315cm" chart:style-name="ch2">
          <text:p>stalled-cycles-backend</text:p>
        </chart:title>
        <chart:subtitle svg:x="4.211cm" svg:y="1.273cm" chart:style-name="ch3">
          <text:p>Branch and Bound i Dynamic Programming</text:p>
        </chart:subtitle>
        <chart:legend chart:legend-position="end" svg:x="14.424cm" svg:y="3.951cm" style:legend-expansion="high" chart:style-name="ch4"/>
        <chart:plot-area chart:style-name="ch5" chart:data-source-has-labels="both" svg:x="1.33cm" svg:y="2.135cm" svg:width="12.775cm" svg:height="5.704cm">
          <chart:coordinate-region svg:x="1.951cm" svg:y="2.334cm" svg:width="11.967cm" svg:height="4.858cm"/>
          <chart:axis chart:dimension="x" chart:name="primary-x" chart:style-name="ch6" chartooo:axis-type="auto">
            <chart:title svg:x="6.244cm" svg:y="8.018cm" chart:style-name="ch7">
              <text:p>rozmiar instancji [N]</text:p>
            </chart:title>
            <chart:categories table:cell-range-address="local-table.$A$2:.$A$16"/>
          </chart:axis>
          <chart:axis chart:dimension="y" chart:name="primary-y" chart:style-name="ch8">
            <chart:title svg:x="0.451cm" svg:y="6.724cm" chart:style-name="ch9">
              <text:p>backend cycles idle [%]</text:p>
            </chart:title>
            <chart:grid chart:style-name="ch10" chart:class="major"/>
          </chart:axis>
          <chart:series chart:style-name="ch11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series chart:style-name="ch12" chart:values-cell-range-address="local-table.$D$2:.$D$16" chart:label-cell-address="local-table.$D$1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NB</text:p>
                <text:list>
                  <text:list-item>
                    <text:p/>
                  </text:list-item>
                  <text:list-item>
                    <text:p>BNB</text:p>
                  </text:list-item>
                </text:list>
              </table:table-cell>
              <table:table-cell office:value-type="string">
                <text:p>DP</text:p>
                <text:list>
                  <text:list-item>
                    <text:p/>
                  </text:list-item>
                  <text:list-item>
                    <text:p>DP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.23">
                <text:p>10.23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.1">
                <text:p>7.1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8.46">
                <text:p>8.4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.03">
                <text:p>5.03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.28">
                <text:p>5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68">
                <text:p>4.68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52">
                <text:p>4.52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77">
                <text:p>4.77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9">
                <text:p>4.9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.79">
                <text:p>5.79</text:p>
              </table:table-cell>
              <table:table-cell office:value-type="float" office:value="34.33">
                <text:p>34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7.62">
                <text:p>7.62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5.77">
                <text:p>5.77</text:p>
              </table:table-cell>
              <table:table-cell office:value-type="float" office:value="53.28">
                <text:p>53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6.78">
                <text:p>6.78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6.94">
                <text:p>6.94</text:p>
              </table:table-cell>
              <table:table-cell office:value-type="float" office:value="64.18">
                <text:p>64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7.28">
                <text:p>7.28</text:p>
              </table:table-cell>
              <table:table-cell office:value-type="float" office:value="66.64">
                <text:p>66.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i>!</mi>
          </mrow>
        </mrow>
        <mo fence="true" form="postfix" stretchy="false">)</mo>
      </mrow>
    </mrow>
    <annotation encoding="StarMath 5.0">O(n!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1)</annotation>
  </semantics>
</math>
</file>

<file path=Object 6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i>!</mi>
          </mrow>
        </mrow>
        <mo fence="true" form="postfix" stretchy="false">)</mo>
      </mrow>
    </mrow>
    <annotation encoding="StarMath 5.0">O(n!)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i>!</mi>
          </mrow>
        </mrow>
        <mo fence="true" form="postfix" stretchy="false">)</mo>
      </mrow>
    </mrow>
    <annotation encoding="StarMath 5.0">O(n!)</annotation>
  </semantics>
</math>
</file>